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ab46" officeooo:paragraph-rsid="0008ab46"/>
    </style:style>
    <style:style style:name="P2" style:family="paragraph" style:parent-style-name="Standard">
      <style:text-properties officeooo:rsid="0009a507" officeooo:paragraph-rsid="0009a507"/>
    </style:style>
    <style:style style:name="P3" style:family="paragraph" style:parent-style-name="Standard">
      <style:text-properties officeooo:rsid="000b02a4" officeooo:paragraph-rsid="000b02a4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orning started with driving class. I went to office parking in Sector 21, Dundahera village about 24-25 KM. </text:p>
      <text:p text:style-name="P1">The traffic was low today as compared to rest of the week.</text:p>
      <text:p text:style-name="P1">I drove comfortably and parked and today drove back towards home till entry onto Jaipur Highway. </text:p>
      <text:p text:style-name="P1"/>
      <text:p text:style-name="P2">~ * ~</text:p>
      <text:p text:style-name="P2"/>
      <text:p text:style-name="P2">Salary was credited today. I am planning to pre-close my car loan. It is a bad loan. Would save Rs 24000 monthly. Already spent like about 1 lac of loan repayments that must have been towards interest <text:s/>component for all this long.</text:p>
      <text:p text:style-name="P2"/>
      <text:p text:style-name="P3">~ * ~</text:p>
      <text:p text:style-name="P3"/>
      <text:p text:style-name="P3">“How was work?”</text:p>
      <text:p text:style-name="P3"/>
      <text:p text:style-name="P3">The NEA app was containerized using Docker and deployed on Kubernetes cluster.</text:p>
      <text:p text:style-name="P3">But for exposing it we still needed to get a DNS.</text:p>
      <text:p text:style-name="P3"/>
      <text:p text:style-name="P3">~ * ~</text:p>
      <text:p text:style-name="P3"/>
      <text:p text:style-name="P3">“Why am I writing this?” “Why am I writing Journal?”</text:p>
      <text:p text:style-name="P3"/>
      <text:p text:style-name="P3">To rebuild my communication skills and outspokenness. </text:p>
      <text:p text:style-name="P3">To reflect. To pause.</text:p>
      <text:p text:style-name="P3"/>
      <text:p text:style-name="P3">“Why are Moni’s daughters here?”</text:p>
      <text:p text:style-name="P3"/>
      <text:p text:style-name="P3">Moni’s daughters are here to study but they are not so much interested in studying. Mahi scored a low score of 64% in 12<text:span text:style-name="T1">th</text:span> boards. Chulbul / Tamanna failed in Physics in her XI. But she is denying that it might have been by mistake. Chulbul scored a decent 83% in Xth boards and now she dreams (and believe me this is limited to dreaming) of clearing JEE and getting into IIT.</text:p>
      <text:p text:style-name="P3"/>
      <text:p text:style-name="P3">Today, this evening they (Chulbul and Mahi) left home around 8 or something and they are still out at 9.35 PM. And Moni has gone to sleep. This is getting very ridiculous. </text:p>
      <text:p text:style-name="P3"/>
      <text:p text:style-name="P3">“Why I wrote about Moni’s daughters?” “What do I want from them?”</text:p>
      <text:p text:style-name="P3"/>
      <text:p text:style-name="P3">I want them gone. I want them gone from my house. Mahi makes me sick, let’s be honest. And Chulbul is ridiculous.</text:p>
      <text:p text:style-name="P3"/>
      <text:p text:style-name="P3">“What’s really going on here?”</text:p>
      <text:p text:style-name="P3"/>
      <text:p text:style-name="P3">I think I am starting to feel sick of Moni’s daughters. I am out of thoughts.</text:p>
      <text:p text:style-name="P3">I don’t want to sound negative, I don’t want to write negatively so let’s stop that topic here.</text:p>
      <text:p text:style-name="P3"/>
      <text:p text:style-name="P3">“What else?”</text:p>
      <text:p text:style-name="P3">Ankit and Akash called. Ankit wants Akash and myself to take 33%, 33% and Ankit would invest and would keep the 34%. Sounds like a plan. Except for one glitch: “where would I find time and energy <text:soft-page-break/>for this?” Let’s see. It is worth trying. Going to be up by 6 AM tomorrow again to be driving for yet another day with Akash / Honey Kaushik. His duty is ending by this month.</text:p>
      <text:p text:style-name="P3"/>
      <text:p text:style-name="P3">God bles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20:56:58.579202210</meta:creation-date>
    <dc:date>2025-05-29T21:45:13.799499883</dc:date>
    <meta:editing-duration>PT48M1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24" meta:word-count="404" meta:character-count="2135" meta:non-whitespace-character-count="1750"/>
  </office:meta>
</office:document-meta>
</file>